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3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ccuracy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1" table:number-rows-spanned="4">
            <text:p>2 layers conv2d and 2 layers conv2dtranspose</text:p>
          </table:table-cell>
          <table:table-cell office:value-type="float" office:value="0.3" calcext:value-type="float">
            <text:p>0.3</text:p>
          </table:table-cell>
          <table:table-cell office:value-type="float" office:value="0.630263795106301" calcext:value-type="float">
            <text:p>0.630263795106301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0.2" calcext:value-type="float">
            <text:p>0.2</text:p>
          </table:table-cell>
          <table:table-cell office:value-type="float" office:value="0.588146298268116" calcext:value-type="float">
            <text:p>0.588146298268116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0.25" calcext:value-type="float">
            <text:p>0.25</text:p>
          </table:table-cell>
          <table:table-cell office:value-type="float" office:value="0.619497312093097" calcext:value-type="float">
            <text:p>0.619497312093097</text:p>
          </table:table-cell>
          <table:table-cell table:number-columns-repeated="1021"/>
        </table:table-row>
        <table:table-row table:style-name="ro1">
          <table:covered-table-cell/>
          <table:table-cell office:value-type="float" office:value="0.35" calcext:value-type="float">
            <text:p>0.35</text:p>
          </table:table-cell>
          <table:table-cell office:value-type="float" office:value="0.623608737607546" calcext:value-type="float">
            <text:p>0.6236087376075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 conv 2 convtrans 2 pooling</text:p>
          </table:table-cell>
          <table:table-cell office:value-type="float" office:value="0.4" calcext:value-type="float">
            <text:p>0.4</text:p>
          </table:table-cell>
          <table:table-cell office:value-type="float" office:value="0.660108165574095" calcext:value-type="float">
            <text:p>0.660108165574095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/00/0000</text:date>, <text:time style:data-style-name="N2" text:time-value="15:58:15.961224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7:42:05.154482067</meta:creation-date>
    <dc:date>2018-04-30T15:43:29.533289497</dc:date>
    <meta:editing-duration>P2DT22H42M12S</meta:editing-duration>
    <meta:editing-cycles>2</meta:editing-cycles>
    <meta:generator>LibreOffice/5.4.6.2$Linux_X86_64 LibreOffice_project/40m0$Build-2</meta:generator>
    <meta:document-statistic meta:table-count="1" meta:cell-count="15" meta:object-count="0"/>
  </office:meta>
</office:document-meta>
</file>